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cm" svg:height="1.4cm" svg:x="13.2cm" svg:y="4.7cm">
          <text:p text:style-name="P1"><text:span text:style-name="T1">Aid returned to</text:span></text:p>
          <text:p text:style-name="P1"><text:span text:style-name="T1">t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1.4cm" svg:x="10cm" svg:y="8cm">
          <text:p text:style-name="P1"><text:span text:style-name="T1">Having miss-placed</text:span></text:p>
          <text:p text:style-name="P1"><text:span text:style-name="T1">a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4cm" svg:height="1.4cm" svg:x="10cm" svg:y="11cm">
          <text:p text:style-name="P1"><text:span text:style-name="T1">At force-fitting mach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cm" svg:height="1.4cm" svg:x="17cm" svg:y="8cm">
          <text:p text:style-name="P1"><text:span text:style-name="T1">At aid tra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s" svg:x1="15.9cm" svg:y1="6.1cm" svg:x2="12.7cm" svg:y2="8cm" draw:start-shape="id1" draw:start-glue-point="2" draw:end-shape="id2" draw:end-glue-point="0" svg:d="M15900 6100v501l-3200 898v501" svg:viewBox="0 0 3201 1901">
          <text:p/>
        </draw:connector>
        <draw:connector draw:style-name="gr2" draw:text-style-name="P3" draw:layer="layout" draw:type="lines" svg:x1="15.9cm" svg:y1="6.1cm" svg:x2="19.7cm" svg:y2="8cm" draw:start-shape="id1" draw:start-glue-point="2" draw:end-shape="id3" draw:end-glue-point="0" svg:d="M15900 6100v501l3800 898v501" svg:viewBox="0 0 3801 1901">
          <text:p/>
        </draw:connector>
        <draw:connector draw:style-name="gr2" draw:text-style-name="P3" draw:layer="layout" draw:type="lines" svg:x1="12.7cm" svg:y1="9.4cm" svg:x2="12.7cm" svg:y2="11cm" draw:start-shape="id2" draw:start-glue-point="2" draw:end-shape="id4" draw:end-glue-point="0" svg:d="M12700 9400v501 598 501" svg:viewBox="0 0 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10:53:49.738751367</meta:creation-date>
    <dc:date>2016-12-28T10:59:08.855476977</dc:date>
    <meta:editing-duration>PT5M19S</meta:editing-duration>
    <meta:editing-cycles>1</meta:editing-cycles>
    <meta:document-statistic meta:object-count="7"/>
    <meta:generator>LibreOffice/5.1.6.2.0$Linux_X86_64 LibreOffice_project/10$Build-2</meta:generator>
  </office:meta>
</office:document-meta>
</file>